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635cm" svg:y="1.905cm">
          <text:p text:style-name="P1"><text:span text:style-name="T1">Point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custom-shape draw:style-name="gr1" draw:text-style-name="P2" draw:layer="layout" svg:width="2.54cm" svg:height="0.635cm" svg:x="5.08cm" svg:y="1.905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5cm" svg:y1="1.27cm" svg:x2="6.35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7-02T12:47:51</meta:creation-date>
    <dc:creator>Richard McGuire</dc:creator>
    <dc:date>2009-01-18T19:36:19.31</dc:date>
    <dc:language>en-US</dc:language>
    <meta:editing-cycles>6</meta:editing-cycles>
    <meta:editing-duration>PT00H10M07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